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2417in"/>
    </style:style>
    <style:style style:name="P1" style:family="paragraph" style:parent-style-name="Table_20_Contents">
      <style:text-properties officeooo:rsid="000d54ce" officeooo:paragraph-rsid="000d54ce"/>
    </style:style>
    <style:style style:name="P2" style:family="paragraph" style:parent-style-name="Text_20_body">
      <style:text-properties officeooo:rsid="000d54ce" officeooo:paragraph-rsid="000d54ce"/>
    </style:style>
    <style:style style:name="P3" style:family="paragraph" style:parent-style-name="Text_20_body">
      <style:text-properties fo:color="#c9211e" loext:opacity="100%" officeooo:rsid="000eba46" officeooo:paragraph-rsid="000eba46"/>
    </style:style>
    <style:style style:name="P4" style:family="paragraph" style:parent-style-name="Text_20_body">
      <style:text-properties fo:color="#c9211e" loext:opacity="100%" officeooo:rsid="00111343" officeooo:paragraph-rsid="00111343"/>
    </style:style>
    <style:style style:name="P5" style:family="paragraph" style:parent-style-name="Text_20_body">
      <style:text-properties fo:color="#000000" loext:opacity="100%" officeooo:rsid="000eba46" officeooo:paragraph-rsid="000eba46"/>
    </style:style>
    <style:style style:name="P6" style:family="paragraph" style:parent-style-name="Text_20_body">
      <style:text-properties fo:color="#000000" loext:opacity="100%" officeooo:rsid="00111343" officeooo:paragraph-rsid="00111343"/>
    </style:style>
    <style:style style:name="P7" style:family="paragraph" style:parent-style-name="Text_20_body">
      <style:text-properties fo:color="#000000" loext:opacity="100%" officeooo:rsid="00120f86" officeooo:paragraph-rsid="00124b74"/>
    </style:style>
    <style:style style:name="P8" style:family="paragraph" style:parent-style-name="Title">
      <style:text-properties officeooo:rsid="000d54ce" officeooo:paragraph-rsid="000d54ce"/>
    </style:style>
    <style:style style:name="T1" style:family="text">
      <style:text-properties officeooo:rsid="000f46e2"/>
    </style:style>
    <style:style style:name="T2" style:family="text">
      <style:text-properties officeooo:rsid="00124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S Paper 1 2021</text:p>
      <text:h text:style-name="Heading_20_3" text:outline-level="3">Section A</text:h>
      <text:p text:style-name="P2">1.1)</text:p>
      <table:table table:name="Table1" table:style-name="Table1">
        <table:table-column table:style-name="Table1.A" table:number-columns-repeated="6"/>
        <table:table-row table:style-name="TableLine1541459287424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8</text:p>
          </table:table-cell>
        </table:table-row>
        <table:table-row table:style-name="TableLine1541459287424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8</text:p>
          </table:table-cell>
        </table:table-row>
        <table:table-row table:style-name="Table1.3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8</text:p>
          </table:table-cell>
        </table:table-row>
      </table:table>
      <text:p text:style-name="P3">3/3</text:p>
      <text:p text:style-name="P5">2.1) A binary tree is a hierarchical data structure where nodes each have 0 or 2 leaf nodes extending from a root node.</text:p>
      <text:p text:style-name="P3">½ it has AT MOST two leaf nodes, not 0 or 2. One mark for “rooted tree” description.</text:p>
      <text:p text:style-name="P5">2.2) <text:span text:style-name="T1">EIHCYBQ</text:span></text:p>
      <text:p text:style-name="P4">2/2</text:p>
      <text:p text:style-name="P6">2.3) Return to later trace table</text:p>
      <text:p text:style-name="P6">2.4) A recursive subroutine is one which calls itself within it’s definition.</text:p>
      <text:p text:style-name="P6">2.5) A base case is the condition where a recursive subroutine will not recur.</text:p>
      <text:p text:style-name="P6">2.6) local variable states, return address.</text:p>
      <text:p text:style-name="P7">3) Procedural decomposition is where a larger problem is broken down into it’s component parts which which can be each be solved as smaller problems which when put together solve the larger one.</text:p>
      <text:p text:style-name="P7"><text:span text:style-name="T2">4) When adding a record to a hash table, </text:span><text:s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7T23:26:30.422000000</dc:date>
    <meta:editing-duration>PT20M46S</meta:editing-duration>
    <meta:editing-cycles>6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32" meta:word-count="150" meta:character-count="733" meta:non-whitespace-character-count="613"/>
  </office:meta>
</office:document-meta>
</file>